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6a0" officeooo:paragraph-rsid="000d96a0"/>
    </style:style>
    <style:style style:name="T1" style:family="text">
      <style:text-properties officeooo:rsid="000f17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</text:p>
      <text:p text:style-name="P1"/>
      <text:p text:style-name="P1">alister@alister-Lenovo-ideapad-320-14ISK:~/Documents/robotFrameWork/sample1$ robot --version</text:p>
      <text:p text:style-name="P1">Robot Framework 3.1.2 (Python 2.7.17 on linux2)</text:p>
      <text:p text:style-name="P1"/>
      <text:p text:style-name="P1"><text:a xlink:type="simple" xlink:href="https://robotframework.org/SeleniumLibrary/" text:style-name="Internet_20_link" text:visited-style-name="Visited_20_Internet_20_Link">https://robotframework.org/SeleniumLibrary/</text:a></text:p>
      <text:p text:style-name="P1"/>
      <text:p text:style-name="P1">how to set up pycharm </text:p>
      <text:p text:style-name="P1"><text:a xlink:type="simple" xlink:href="https://www.blazemeter.com/blog/robot-framework-the-ultimate-guide-to-running-your-tests/" text:style-name="Internet_20_link" text:visited-style-name="Visited_20_Internet_20_Link">https://www.blazemeter.com/blog/robot-framework-the-ultimate-guide-to-running-your-tests/</text:a></text:p>
      <text:p text:style-name="P1"/>
      <text:p text:style-name="P1"/>
      <text:p text:style-name="P1">alister@alister-Lenovo-ideapad-320-14ISK:/usr/bin$ sudo update-alternatives --install /usr/bin/python python /usr/bin/python2.7 1</text:p>
      <text:p text:style-name="P1">update-alternatives: using /usr/bin/python2.7 to provide /usr/bin/python (python) in auto mode</text:p>
      <text:p text:style-name="P1">alister@alister-Lenovo-ideapad-320-14ISK:/usr/bin$ sudo update-alternatives --install /usr/bin/python python /usr/bin/python3.6 2</text:p>
      <text:p text:style-name="P1">update-alternatives: using /usr/bin/python3.6 to provide /usr/bin/python (python) in auto mode</text:p>
      <text:p text:style-name="P1">alister@alister-Lenovo-ideapad-320-14ISK:/usr/bin$ sudo update-alternatives --config python</text:p>
      <text:p text:style-name="P1">There are 2 choices for the alternative python (providing /usr/bin/python).</text:p>
      <text:p text:style-name="P1"/>
      <text:p text:style-name="P1"><text:s text:c="2"/>Selection <text:s text:c="3"/>Path <text:s text:c="15"/>Priority <text:s text:c="2"/>Status</text:p>
      <text:p text:style-name="P1">------------------------------------------------------------</text:p>
      <text:p text:style-name="P1">* 0 <text:s text:c="11"/>/usr/bin/python3.6 <text:s text:c="2"/>2 <text:s text:c="8"/>auto mode</text:p>
      <text:p text:style-name="P1"><text:s text:c="2"/>1 <text:s text:c="11"/>/usr/bin/python2.7 <text:s text:c="2"/>1 <text:s text:c="8"/>manual mode</text:p>
      <text:p text:style-name="P1"><text:s text:c="2"/>2 <text:s text:c="11"/>/usr/bin/python3.6 <text:s text:c="2"/>2 <text:s text:c="8"/>manual mode</text:p>
      <text:p text:style-name="P1"/>
      <text:p text:style-name="P1">Press &lt;enter&gt; to keep the current choice[*], or type selection number: 2</text:p>
      <text:p text:style-name="P1">alister@alister-Lenovo-ideapad-320-14ISK:/usr/bin$ robot --version</text:p>
      <text:p text:style-name="P1">Robot Framework 3.1.2 (Python 3.6.9 on linux)</text:p>
      <text:p text:style-name="P1">alister@alister-Lenovo-ideapad-320-14ISK:/usr/bin$ </text:p>
      <text:p text:style-name="P1"/>
      <text:p text:style-name="P1"/>
      <text:p text:style-name="P1"/>
      <text:p text:style-name="P1"/>
      <text:p text:style-name="P1"/>
      <text:p text:style-name="P1"/>
      <text:p text:style-name="P1">**********<text:span text:style-name="T1">selenium **************8</text:span></text:p>
      <text:p text:style-name="P1">alister@alister-Lenovo-ideapad-320-14ISK:~/Documents/robotFrameWork/sample1$ pip install <text:s/>robotframework-seleniumlibrary</text:p>
      <text:p text:style-name="P1">Collecting robotframework-seleniumlibrary</text:p>
      <text:p text:style-name="P1"><text:s text:c="2"/>Using cached https://files.pythonhosted.org/packages/5d/09/dd1f76346caf575ad4c301e428f719fac230e176cb8141d2b2446930e623/robotframework_seleniumlibrary-4.3.0-py2.py3-none-any.whl</text:p>
      <text:p text:style-name="P1">Collecting selenium&gt;=3.141.0 (from robotframework-seleniumlibrary)</text:p>
      <text:p text:style-name="P1"><text:s text:c="2"/>Using cached https://files.pythonhosted.org/packages/80/d6/4294f0b4bce4de0abf13e17190289f9d0613b0a44e5dd6a7f5ca98459853/selenium-3.141.0-py2.py3-none-any.whl</text:p>
      <text:p text:style-name="P1">Collecting robotframework&gt;=3.0.4 (from robotframework-seleniumlibrary)</text:p>
      <text:p text:style-name="P1"><text:s text:c="2"/>Using cached https://files.pythonhosted.org/packages/22/0f/1b9ffa0c4e59789b50e6034866e823b7d4a5c7eaedad7bfd0bba42f2aa9d/robotframework-3.1.2-py2.py3-none-any.whl</text:p>
      <text:p text:style-name="P1"><text:soft-page-break/>Collecting urllib3 (from selenium&gt;=3.141.0-&gt;robotframework-seleniumlibrary)</text:p>
      <text:p text:style-name="P1"><text:s text:c="2"/>Using cached https://files.pythonhosted.org/packages/e8/74/6e4f91745020f967d09332bb2b8b9b10090957334692eb88ea4afe91b77f/urllib3-1.25.8-py2.py3-none-any.whl</text:p>
      <text:p text:style-name="P1">Installing collected packages: urllib3, selenium, robotframework, robotframework-seleniumlibrary</text:p>
      <text:p text:style-name="P1">Successfully installed robotframework-3.1.2 robotframework-seleniumlibrary-4.3.0 selenium-3.141.0 urllib3-1.25.8</text:p>
      <text:p text:style-name="P1">alister@alister-Lenovo-ideapad-320-14ISK:~/Documents/robotFrameWork/sample1$ robot --version</text:p>
      <text:p text:style-name="P1">Robot Framework 3.1.2 (Python 3.6.9 on linux)</text:p>
      <text:p text:style-name="P1">alister@alister-Lenovo-ideapad-320-14ISK:~/Documents/robotFrameWork/sample1$ pip install <text:s/>robotframework-selenium2library</text:p>
      <text:p text:style-name="P1">Collecting robotframework-selenium2library</text:p>
      <text:p text:style-name="P1"><text:s text:c="2"/>Using cached https://files.pythonhosted.org/packages/1c/f1/612f9aa29f33b25a1034749dde67dfbf6de9b297709d06df71f9bfabfc81/robotframework_selenium2library-3.0.0-py2.py3-none-any.whl</text:p>
      <text:p text:style-name="P1">Collecting robotframework-seleniumlibrary&gt;=3.0.0 (from robotframework-selenium2library)</text:p>
      <text:p text:style-name="P1"><text:s text:c="2"/>Using cached https://files.pythonhosted.org/packages/5d/09/dd1f76346caf575ad4c301e428f719fac230e176cb8141d2b2446930e623/robotframework_seleniumlibrary-4.3.0-py2.py3-none-any.whl</text:p>
      <text:p text:style-name="P1">Collecting selenium&gt;=3.141.0 (from robotframework-seleniumlibrary&gt;=3.0.0-&gt;robotframework-selenium2library)</text:p>
      <text:p text:style-name="P1"><text:s text:c="2"/>Using cached https://files.pythonhosted.org/packages/80/d6/4294f0b4bce4de0abf13e17190289f9d0613b0a44e5dd6a7f5ca98459853/selenium-3.141.0-py2.py3-none-any.whl</text:p>
      <text:p text:style-name="P1">Collecting robotframework&gt;=3.0.4 (from robotframework-seleniumlibrary&gt;=3.0.0-&gt;robotframework-selenium2library)</text:p>
      <text:p text:style-name="P1"><text:s text:c="2"/>Using cached https://files.pythonhosted.org/packages/22/0f/1b9ffa0c4e59789b50e6034866e823b7d4a5c7eaedad7bfd0bba42f2aa9d/robotframework-3.1.2-py2.py3-none-any.whl</text:p>
      <text:p text:style-name="P1">Collecting urllib3 (from selenium&gt;=3.141.0-&gt;robotframework-seleniumlibrary&gt;=3.0.0-&gt;robotframework-selenium2library)</text:p>
      <text:p text:style-name="P1"><text:s text:c="2"/>Using cached https://files.pythonhosted.org/packages/e8/74/6e4f91745020f967d09332bb2b8b9b10090957334692eb88ea4afe91b77f/urllib3-1.25.8-py2.py3-none-any.whl</text:p>
      <text:p text:style-name="P1">Installing collected packages: urllib3, selenium, robotframework, robotframework-seleniumlibrary, robotframework-selenium2library</text:p>
      <text:p text:style-name="P1">Successfully installed robotframework-3.1.2 robotframework-selenium2library-3.0.0 robotframework-seleniumlibrary-4.3.0 selenium-3.141.0 urllib3-1.25.8</text:p>
      <text:p text:style-name="P1">alister@alister-Lenovo-ideapad-320-14ISK:~/Documents/robotFrameWork/sample1$ robot --version</text:p>
      <text:p text:style-name="P1">Robot Framework 3.1.2 (Python 3.6.9 on linux)</text:p>
      <text:p text:style-name="P1">alister@alister-Lenovo-ideapad-320-14ISK:~/Documents/robotFrameWork/sample1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1:50:17.849355781</meta:creation-date>
    <dc:date>2020-04-09T22:02:25.765991630</dc:date>
    <meta:editing-duration>PT1M57S</meta:editing-duration>
    <meta:editing-cycles>1</meta:editing-cycles>
    <meta:document-statistic meta:table-count="0" meta:image-count="0" meta:object-count="0" meta:page-count="2" meta:paragraph-count="51" meta:word-count="238" meta:character-count="4754" meta:non-whitespace-character-count="4461"/>
    <meta:generator>LibreOffice/6.0.7.3$Linux_X86_64 LibreOffice_project/00m0$Build-3</meta:generator>
  </office:meta>
</office:document-meta>
</file>